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5">
      <style:paragraph-properties fo:text-align="center" fo:margin-left="-1.496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71">
      <style:text-properties style:text-underline-type="single" style:text-underline-style="solid" style:text-underline-width="auto" style:text-underline-color="font-color"/>
    </style:style>
    <style:style style:family="text" style:name="T72">
      <style:text-properties style:text-underline-type="single" style:text-underline-style="solid" style:text-underline-width="auto" style:text-underline-color="font-color"/>
    </style:style>
    <style:style style:family="text" style:name="T73">
      <style:text-properties style:text-underline-type="single" style:text-underline-style="solid" style:text-underline-width="auto" style:text-underline-color="font-color"/>
    </style:style>
    <style:style style:family="paragraph" style:name="P36">
      <style:paragraph-properties fo:text-align="center" fo:margin-left="-1.496cm" fo:margin-right="0cm" fo:text-indent="0cm" fo:margin-bottom="0pt"/>
      <style:text-properties style:text-underline-type="single" style:text-underline-style="solid" style:text-underline-width="auto" style:text-underline-color="font-color"/>
    </style:style>
    <style:style style:family="text" style:name="T74">
      <style:text-properties style:text-underline-type="single" style:text-underline-style="solid" style:text-underline-width="auto" style:text-underline-color="font-color"/>
    </style:style>
    <style:style style:family="text" style:name="T75">
      <style:text-properties style:text-underline-type="single" style:text-underline-style="solid" style:text-underline-width="auto" style:text-underline-color="font-color"/>
    </style:style>
    <style:style style:family="text" style:name="T76">
      <style:text-properties style:text-underline-type="single" style:text-underline-style="solid" style:text-underline-width="auto" style:text-underline-color="font-color"/>
    </style:style>
    <style:style style:family="paragraph" style:name="P37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77">
      <style:text-properties style:text-underline-type="none" style:text-underline-width="auto"/>
    </style:style>
    <style:style style:family="text" style:name="T78">
      <style:text-properties style:text-underline-type="none" style:text-underline-width="auto"/>
    </style:style>
    <style:style style:family="text" style:name="T79">
      <style:text-properties style:text-underline-type="none" style:text-underline-width="auto"/>
    </style:style>
    <style:style style:family="paragraph" style:name="P38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0">
      <style:text-properties style:text-underline-type="none" style:text-underline-width="auto"/>
    </style:style>
    <style:style style:family="text" style:name="T81">
      <style:text-properties style:text-underline-type="none" style:text-underline-width="auto"/>
    </style:style>
    <style:style style:family="text" style:name="T82">
      <style:text-properties style:text-underline-type="none" style:text-underline-width="auto"/>
    </style:style>
    <style:style style:family="paragraph" style:name="P39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3">
      <style:text-properties style:text-underline-type="none" style:text-underline-width="auto"/>
    </style:style>
    <style:style style:family="text" style:name="T84">
      <style:text-properties style:text-underline-type="none" style:text-underline-width="auto"/>
    </style:style>
    <style:style style:family="text" style:name="T85">
      <style:text-properties style:text-underline-type="none" style:text-underline-width="auto"/>
    </style:style>
    <style:style style:family="paragraph" style:name="P40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6">
      <style:text-properties style:text-underline-type="none" style:text-underline-width="auto"/>
    </style:style>
    <style:style style:family="text" style:name="T87">
      <style:text-properties style:text-underline-type="none" style:text-underline-width="auto"/>
    </style:style>
    <style:style style:family="text" style:name="T88">
      <style:text-properties style:text-underline-type="none" style:text-underline-width="auto"/>
    </style:style>
    <style:style style:family="paragraph" style:name="P41">
      <style:paragraph-properties fo:text-align="left" fo:margin-left="-1.496cm" fo:margin-right="0cm" fo:text-indent="0cm" fo:margin-bottom="0pt"/>
      <style:text-properties style:text-underline-type="none" style:text-underline-width="auto"/>
    </style:style>
    <style:style style:family="text" style:name="T89">
      <style:text-properties style:text-underline-type="none" style:text-underline-width="auto"/>
    </style:style>
    <style:style style:family="text" style:name="T90">
      <style:text-properties style:text-underline-type="none" style:text-underline-width="auto"/>
    </style:style>
    <style:style style:family="text" style:name="T91">
      <style:text-properties style:text-underline-type="none" style:text-underline-width="auto"/>
    </style:style>
    <style:style style:family="text" style:name="T92">
      <style:text-properties style:text-underline-type="none" style:text-underline-width="auto"/>
    </style:style>
    <style:style style:family="paragraph" style:name="P42">
      <style:paragraph-properties fo:text-align="left" fo:margin-left="-1.496cm" fo:margin-right="0cm" fo:text-indent="0cm" fo:margin-bottom="0pt"/>
      <style:text-properties fo:font-style="italic" style:text-underline-type="none" style:text-underline-width="auto"/>
    </style:style>
    <style:style style:family="text" style:name="T93">
      <style:text-properties fo:font-style="italic" style:text-underline-type="none" style:text-underline-width="auto"/>
    </style:style>
    <style:style style:family="text" style:name="T94">
      <style:text-properties fo:font-style="italic" style:text-underline-type="none" style:text-underline-width="auto"/>
    </style:style>
    <style:style style:family="text" style:name="T95">
      <style:text-properties fo:font-style="italic" style:text-underline-type="none" style:text-underline-width="auto"/>
    </style:style>
    <style:style style:family="text" style:name="T96">
      <style:text-properties fo:font-style="italic" style:text-underline-type="none" style:text-underline-width="auto"/>
    </style:style>
    <style:style style:family="text" style:name="T97">
      <style:text-properties fo:font-style="italic" style:text-underline-type="none" style:text-underline-width="auto"/>
    </style:style>
    <style:style style:family="text" style:name="T98">
      <style:text-properties fo:font-style="italic" style:text-underline-type="none" style:text-underline-width="auto"/>
    </style:style>
    <style:style style:family="text" style:name="T99">
      <style:text-properties fo:font-style="italic" style:text-underline-type="none" style:text-underline-width="auto"/>
    </style:style>
    <style:style style:family="text" style:name="T100">
      <style:text-properties fo:font-style="italic" style:text-underline-type="none" style:text-underline-width="auto"/>
    </style:style>
    <style:style style:family="paragraph" style:name="P43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1">
      <style:text-properties fo:font-style="normal" style:text-underline-type="none" style:text-underline-width="auto"/>
    </style:style>
    <style:style style:family="text" style:name="T102">
      <style:text-properties fo:font-style="normal" style:text-underline-type="none" style:text-underline-width="auto"/>
    </style:style>
    <style:style style:family="text" style:name="T103">
      <style:text-properties fo:font-style="normal" style:text-underline-type="none" style:text-underline-width="auto"/>
    </style:style>
    <style:style style:family="paragraph" style:name="P44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4">
      <style:text-properties fo:font-style="normal" style:text-underline-type="none" style:text-underline-width="auto"/>
    </style:style>
    <style:style style:family="text" style:name="T105">
      <style:text-properties fo:font-style="normal" style:text-underline-type="none" style:text-underline-width="auto"/>
    </style:style>
    <style:style style:family="text" style:name="T106">
      <style:text-properties fo:font-style="normal" style:text-underline-type="none" style:text-underline-width="auto"/>
    </style:style>
    <style:style style:family="paragraph" style:name="P45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07">
      <style:text-properties fo:font-style="normal" style:text-underline-type="none" style:text-underline-width="auto"/>
    </style:style>
    <style:style style:family="text" style:name="T108">
      <style:text-properties fo:font-style="normal" style:text-underline-type="none" style:text-underline-width="auto"/>
    </style:style>
    <style:style style:family="text" style:name="T109">
      <style:text-properties fo:font-style="normal" style:text-underline-type="none" style:text-underline-width="auto"/>
    </style:style>
    <style:style style:family="paragraph" style:name="P46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0">
      <style:text-properties fo:font-style="normal" style:text-underline-type="none" style:text-underline-width="auto"/>
    </style:style>
    <style:style style:family="text" style:name="T111">
      <style:text-properties fo:font-style="normal" style:text-underline-type="none" style:text-underline-width="auto"/>
    </style:style>
    <style:style style:family="text" style:name="T112">
      <style:text-properties fo:font-style="normal" style:text-underline-type="none" style:text-underline-width="auto"/>
    </style:style>
    <style:style style:family="text" style:name="T113">
      <style:text-properties fo:font-style="normal" style:text-underline-type="none" style:text-underline-width="auto"/>
    </style:style>
    <style:style style:family="text" style:name="T114">
      <style:text-properties fo:font-style="normal" style:text-underline-type="none" style:text-underline-width="auto"/>
    </style:style>
    <style:style style:family="text" style:name="T115">
      <style:text-properties fo:font-style="normal" style:text-underline-type="none" style:text-underline-width="auto"/>
    </style:style>
    <style:style style:family="paragraph" style:name="P47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6">
      <style:text-properties fo:font-style="normal" style:text-underline-type="none" style:text-underline-width="auto"/>
    </style:style>
    <style:style style:family="text" style:name="T117">
      <style:text-properties fo:font-style="normal" style:text-underline-type="none" style:text-underline-width="auto"/>
    </style:style>
    <style:style style:family="text" style:name="T118">
      <style:text-properties fo:font-style="normal" style:text-underline-type="none" style:text-underline-width="auto"/>
    </style:style>
    <style:style style:family="paragraph" style:name="P48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19">
      <style:text-properties fo:font-style="normal" style:text-underline-type="none" style:text-underline-width="auto"/>
    </style:style>
    <style:style style:family="text" style:name="T120">
      <style:text-properties fo:font-style="normal" style:text-underline-type="none" style:text-underline-width="auto"/>
    </style:style>
    <style:style style:family="text" style:name="T121">
      <style:text-properties fo:font-style="normal" style:text-underline-type="none" style:text-underline-width="auto"/>
    </style:style>
    <style:style style:family="paragraph" style:name="P49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2">
      <style:text-properties fo:font-style="normal" style:text-underline-type="none" style:text-underline-width="auto"/>
    </style:style>
    <style:style style:family="text" style:name="T123">
      <style:text-properties fo:font-style="normal" style:text-underline-type="none" style:text-underline-width="auto"/>
    </style:style>
    <style:style style:family="text" style:name="T124">
      <style:text-properties fo:font-style="normal" style:text-underline-type="none" style:text-underline-width="auto"/>
    </style:style>
    <style:style style:family="paragraph" style:name="P50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5">
      <style:text-properties fo:font-style="normal" style:text-underline-type="none" style:text-underline-width="auto"/>
    </style:style>
    <style:style style:family="text" style:name="T126">
      <style:text-properties fo:font-style="normal" style:text-underline-type="none" style:text-underline-width="auto"/>
    </style:style>
    <style:style style:family="text" style:name="T127">
      <style:text-properties fo:font-style="normal" style:text-underline-type="none" style:text-underline-width="auto"/>
    </style:style>
    <style:style style:family="paragraph" style:name="P51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28">
      <style:text-properties fo:font-style="normal" style:text-underline-type="none" style:text-underline-width="auto"/>
    </style:style>
    <style:style style:family="text" style:name="T129">
      <style:text-properties fo:font-style="normal" style:text-underline-type="none" style:text-underline-width="auto"/>
    </style:style>
    <style:style style:family="text" style:name="T130">
      <style:text-properties fo:font-style="normal" style:text-underline-type="none" style:text-underline-width="auto"/>
    </style:style>
    <style:style style:family="paragraph" style:name="P52">
      <style:paragraph-properties fo:text-align="left" fo:margin-left="-1.496cm" fo:margin-right="0cm" fo:text-indent="0cm" fo:margin-bottom="0pt"/>
      <style:text-properties fo:font-style="normal" style:text-underline-type="none" style:text-underline-width="auto"/>
    </style:style>
    <style:style style:family="text" style:name="T131">
      <style:text-properties fo:font-style="normal" style:text-underline-type="none" style:text-underline-width="auto"/>
    </style:style>
    <style:style style:family="text" style:name="T132">
      <style:text-properties fo:font-style="normal" style:text-underline-type="none" style:text-underline-width="auto"/>
    </style:style>
    <style:style style:family="text" style:name="T133">
      <style:text-properties fo:font-style="normal" style:text-underline-type="none" style:text-underline-width="auto"/>
    </style:style>
    <style:style style:parent-style-name="730" style:list-style-name="WWNum1" style:family="paragraph" style:name="P53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34">
      <style:text-properties fo:font-style="normal" style:text-underline-type="none" style:text-underline-width="auto"/>
    </style:style>
    <style:style style:family="text" style:name="T135">
      <style:text-properties fo:font-style="normal" style:text-underline-type="none" style:text-underline-width="auto"/>
    </style:style>
    <style:style style:family="text" style:name="T136">
      <style:text-properties fo:font-style="normal" style:text-underline-type="none" style:text-underline-width="auto"/>
    </style:style>
    <style:style style:parent-style-name="730" style:list-style-name="WWNum1" style:family="paragraph" style:name="P54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37">
      <style:text-properties fo:font-style="normal" style:text-underline-type="none" style:text-underline-width="auto"/>
    </style:style>
    <style:style style:family="text" style:name="T138">
      <style:text-properties fo:font-style="normal" style:text-underline-type="none" style:text-underline-width="auto"/>
    </style:style>
    <style:style style:family="text" style:name="T139">
      <style:text-properties fo:font-style="normal" style:text-underline-type="none" style:text-underline-width="auto"/>
    </style:style>
    <style:style style:parent-style-name="730" style:list-style-name="WWNum1" style:family="paragraph" style:name="P55">
      <style:paragraph-properties fo:text-align="left" fo:margin-left="0cm" fo:margin-right="0cm" fo:text-indent="0cm" fo:margin-bottom="0pt"/>
      <style:text-properties fo:font-style="normal" style:text-underline-type="none" style:text-underline-width="auto"/>
    </style:style>
    <style:style style:family="text" style:name="T140">
      <style:text-properties fo:font-style="normal" style:text-underline-type="none" style:text-underline-width="auto"/>
    </style:style>
    <style:style style:family="text" style:name="T141">
      <style:text-properties fo:font-style="normal" style:text-underline-type="none" style:text-underline-width="auto"/>
    </style:style>
    <style:style style:family="text" style:name="T142">
      <style:text-properties fo:font-style="normal" style:text-underline-type="none" style:text-underline-width="auto"/>
    </style:style>
    <style:style style:family="paragraph" style:name="P56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143">
      <style:text-properties fo:font-style="normal" style:text-underline-type="none" style:text-underline-width="auto"/>
    </style:style>
    <style:style style:family="text" style:name="T144">
      <style:text-properties fo:font-style="normal" style:text-underline-type="none" style:text-underline-width="auto"/>
    </style:style>
    <style:style style:family="text" style:name="T145">
      <style:text-properties fo:font-style="normal" style:text-underline-type="none" style:text-underline-width="auto"/>
    </style:style>
    <style:style style:family="table" style:name="ta1">
      <style:table-properties style:width="19.25cm" fo:margin-left="-1.499cm" table:align="left" style:use-optimal-column-width="true"/>
    </style:style>
    <style:style style:family="table-column" style:name="co1">
      <style:table-column-properties style:column-width="1cm" style:use-optimal-column-width="true"/>
    </style:style>
    <style:style style:family="table-column" style:name="co2">
      <style:table-column-properties style:column-width="8.751cm" style:use-optimal-column-width="true"/>
    </style:style>
    <style:style style:family="table-column" style:name="co3">
      <style:table-column-properties style:column-width="4.124cm" style:use-optimal-column-width="true"/>
    </style:style>
    <style:style style:family="table-column" style:name="co4">
      <style:table-column-properties style:column-width="5.37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family="paragraph" style:name="P57">
      <style:paragraph-properties fo:text-align="left" fo:margin-bottom="0pt"/>
      <style:text-properties fo:font-style="normal" style:text-underline-type="none" style:text-underline-width="auto"/>
    </style:style>
    <style:style style:family="text" style:name="T146">
      <style:text-properties fo:font-style="normal" style:text-underline-type="none" style:text-underline-width="auto"/>
    </style:style>
    <style:style style:family="text" style:name="T147">
      <style:text-properties fo:font-style="normal" style:text-underline-type="none" style:text-underline-width="auto"/>
    </style:style>
    <style:style style:family="text" style:name="T148">
      <style:text-properties fo:font-style="normal" style:text-underline-type="none" style:text-underline-width="auto"/>
    </style:style>
    <style:style style:family="table-cell" style:name="ce3">
      <style:table-cell-properties style:direction="ltr" fo:border="0.01764cm solid #000000" loext:writing-mode="lr-tb" fo:wrap-option="wrap"/>
    </style:style>
    <style:style style:family="paragraph" style:name="P58">
      <style:paragraph-properties fo:text-align="left" fo:margin-bottom="0pt"/>
      <style:text-properties fo:font-style="italic" style:text-underline-type="none" style:text-underline-width="auto"/>
    </style:style>
    <style:style style:family="text" style:name="T149">
      <style:text-properties fo:font-style="italic" style:text-underline-type="none" style:text-underline-width="auto"/>
    </style:style>
    <style:style style:family="text" style:name="T150">
      <style:text-properties fo:font-style="italic" style:text-underline-type="none" style:text-underline-width="auto"/>
    </style:style>
    <style:style style:family="text" style:name="T151">
      <style:text-properties fo:font-style="italic" style:text-underline-type="none" style:text-underline-width="auto"/>
    </style:style>
    <style:style style:family="table-cell" style:name="ce4">
      <style:table-cell-properties style:direction="ltr" fo:border="0.01764cm solid #000000" loext:writing-mode="lr-tb" fo:wrap-option="wrap"/>
    </style:style>
    <style:style style:family="paragraph" style:name="P59">
      <style:paragraph-properties fo:text-align="left" fo:margin-bottom="0pt"/>
      <style:text-properties fo:font-style="normal" style:text-underline-type="none" style:text-underline-width="auto"/>
    </style:style>
    <style:style style:family="text" style:name="T152">
      <style:text-properties fo:font-style="normal" style:text-underline-type="none" style:text-underline-width="auto"/>
    </style:style>
    <style:style style:family="text" style:name="T153">
      <style:text-properties fo:font-style="normal" style:text-underline-type="none" style:text-underline-width="auto"/>
    </style:style>
    <style:style style:family="text" style:name="T154">
      <style:text-properties fo:font-style="normal" style:text-underline-type="none" style:text-underline-width="auto"/>
    </style:style>
    <style:style style:family="table-cell" style:name="ce5">
      <style:table-cell-properties style:direction="ltr" fo:border="0.01764cm solid #000000" loext:writing-mode="lr-tb" fo:wrap-option="wrap"/>
    </style:style>
    <style:style style:family="paragraph" style:name="P60">
      <style:paragraph-properties fo:text-align="left" fo:margin-bottom="0pt"/>
      <style:text-properties fo:font-style="normal" style:text-underline-type="none" style:text-underline-width="auto"/>
    </style:style>
    <style:style style:family="text" style:name="T155">
      <style:text-properties fo:font-style="normal" style:text-underline-type="none" style:text-underline-width="auto"/>
    </style:style>
    <style:style style:family="text" style:name="T156">
      <style:text-properties fo:font-style="normal" style:text-underline-type="single" style:text-underline-style="solid" style:text-underline-width="auto" style:text-underline-color="font-color"/>
    </style:style>
    <style:style style:family="text" style:name="T157">
      <style:text-properties fo:font-style="normal" style:text-underline-type="none" style:text-underline-width="auto"/>
    </style:style>
    <style:style style:family="text" style:name="T158">
      <style:text-properties fo:font-style="normal" style:text-underline-type="none" style:text-underline-width="auto"/>
    </style:style>
    <style:style style:family="table-row" style:name="ro2">
      <style:table-row-properties/>
    </style:style>
    <style:style style:family="table-cell" style:name="ce6">
      <style:table-cell-properties style:direction="ltr" fo:border="0.01764cm solid #000000" loext:writing-mode="lr-tb" fo:wrap-option="wrap"/>
    </style:style>
    <style:style style:family="paragraph" style:name="P61">
      <style:paragraph-properties fo:text-align="left" fo:margin-bottom="0pt"/>
      <style:text-properties fo:font-style="normal" style:text-underline-type="none" style:text-underline-width="auto"/>
    </style:style>
    <style:style style:family="text" style:name="T159">
      <style:text-properties fo:font-style="normal" style:text-underline-type="none" style:text-underline-width="auto"/>
    </style:style>
    <style:style style:family="text" style:name="T160">
      <style:text-properties fo:font-style="normal" style:text-underline-type="none" style:text-underline-width="auto"/>
    </style:style>
    <style:style style:family="text" style:name="T161">
      <style:text-properties fo:font-style="normal" style:text-underline-type="none" style:text-underline-width="auto"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62">
      <style:paragraph-properties fo:text-align="left" fo:margin-bottom="0pt"/>
      <style:text-properties fo:font-style="normal" style:text-underline-type="none" style:text-underline-width="auto"/>
    </style:style>
    <style:style style:family="text" style:name="T162">
      <style:text-properties fo:font-style="normal" style:text-underline-type="none" style:text-underline-width="auto"/>
    </style:style>
    <style:style style:family="text" style:name="T163">
      <style:text-properties fo:font-style="normal" style:text-underline-type="none" style:text-underline-width="auto"/>
    </style:style>
    <style:style style:family="text" style:name="T164">
      <style:text-properties fo:font-style="normal" style:text-underline-type="none" style:text-underline-width="auto"/>
    </style:style>
    <style:style style:family="table-cell" style:name="ce8">
      <style:table-cell-properties style:direction="ltr" fo:border="0.01764cm solid #000000" loext:writing-mode="lr-tb" fo:wrap-option="wrap"/>
    </style:style>
    <style:style style:family="paragraph" style:name="P63">
      <style:paragraph-properties fo:text-align="left" fo:margin-bottom="0pt"/>
      <style:text-properties fo:font-style="normal" style:text-underline-type="none" style:text-underline-width="auto"/>
    </style:style>
    <style:style style:family="text" style:name="T165">
      <style:text-properties fo:font-style="normal" style:text-underline-type="none" style:text-underline-width="auto"/>
    </style:style>
    <style:style style:family="text" style:name="T166">
      <style:text-properties fo:font-style="normal" style:text-underline-type="none" style:text-underline-width="auto"/>
    </style:style>
    <style:style style:family="text" style:name="T167">
      <style:text-properties fo:font-style="normal" style:text-underline-type="none" style:text-underline-width="auto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64">
      <style:paragraph-properties fo:text-align="left" fo:margin-bottom="0pt"/>
      <style:text-properties fo:font-style="normal" style:text-underline-type="none" style:text-underline-width="auto"/>
    </style:style>
    <style:style style:family="text" style:name="T168">
      <style:text-properties fo:font-style="normal" style:text-underline-type="none" style:text-underline-width="auto"/>
    </style:style>
    <style:style style:family="text" style:name="T169">
      <style:text-properties fo:font-style="normal" style:text-underline-type="none" style:text-underline-width="auto"/>
    </style:style>
    <style:style style:parent-style-name="714" style:family="text" style:name="T170">
      <style:text-properties fo:font-style="normal" style:text-underline-type="none" style:text-underline-width="auto"/>
    </style:style>
    <style:style style:parent-style-name="713" style:family="text" style:name="T171">
      <style:text-properties fo:font-style="normal" style:text-underline-type="none" style:text-underline-width="auto"/>
    </style:style>
    <style:style style:parent-style-name="713" style:family="text" style:name="T172">
      <style:text-properties fo:font-style="normal" style:text-underline-type="none" style:text-underline-width="auto"/>
    </style:style>
    <style:style style:family="text" style:name="T173">
      <style:text-properties fo:font-style="normal" style:text-underline-type="none" style:text-underline-width="auto"/>
    </style:style>
    <style:style style:family="text" style:name="T174">
      <style:text-properties fo:font-style="normal" style:text-underline-type="none" style:text-underline-width="auto"/>
    </style:style>
    <style:style style:family="text" style:name="T175">
      <style:text-properties fo:font-style="normal" style:text-underline-type="none" style:text-underline-width="auto"/>
    </style:style>
    <style:style style:family="table-row" style:name="ro3">
      <style:table-row-properties style:min-row-height="1.057cm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65">
      <style:paragraph-properties fo:text-align="left" fo:margin-bottom="0pt"/>
      <style:text-properties fo:font-style="normal" style:text-underline-type="none" style:text-underline-width="auto"/>
    </style:style>
    <style:style style:family="text" style:name="T176">
      <style:text-properties fo:font-style="normal" style:text-underline-type="none" style:text-underline-width="auto"/>
    </style:style>
    <style:style style:family="text" style:name="T177">
      <style:text-properties fo:font-style="normal" style:text-underline-type="none" style:text-underline-width="auto"/>
    </style:style>
    <style:style style:family="text" style:name="T178">
      <style:text-properties fo:font-style="normal" style:text-underline-type="none" style:text-underline-width="auto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66">
      <style:paragraph-properties fo:text-align="left" fo:margin-bottom="0pt"/>
      <style:text-properties fo:font-style="italic" style:text-underline-type="none" style:text-underline-width="auto"/>
    </style:style>
    <style:style style:family="text" style:name="T179">
      <style:text-properties fo:font-style="italic" style:text-underline-type="none" style:text-underline-width="auto"/>
    </style:style>
    <style:style style:family="text" style:name="T180">
      <style:text-properties fo:font-style="italic" style:text-underline-type="none" style:text-underline-width="auto"/>
    </style:style>
    <style:style style:family="text" style:name="T181">
      <style:text-properties fo:font-style="italic" style:text-underline-type="none" style:text-underline-width="auto"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67">
      <style:paragraph-properties fo:text-align="left" fo:margin-bottom="0pt"/>
      <style:text-properties fo:font-style="normal" style:text-underline-type="none" style:text-underline-width="auto"/>
    </style:style>
    <style:style style:family="text" style:name="T182">
      <style:text-properties fo:font-style="normal" style:text-underline-type="none" style:text-underline-width="auto"/>
    </style:style>
    <style:style style:family="text" style:name="T183">
      <style:text-properties fo:font-style="normal" style:text-underline-type="none" style:text-underline-width="auto"/>
    </style:style>
    <style:style style:family="text" style:name="T184">
      <style:text-properties fo:font-style="normal" style:text-underline-type="none" style:text-underline-width="auto"/>
    </style:style>
    <style:style style:family="table-cell" style:name="ce13">
      <style:table-cell-properties style:direction="ltr" fo:border="0.01764cm solid #000000" loext:writing-mode="lr-tb" fo:wrap-option="wrap"/>
    </style:style>
    <style:style style:family="paragraph" style:name="P68">
      <style:paragraph-properties fo:text-align="left" fo:margin-bottom="0pt" fo:border="none"/>
      <style:text-properties fo:font-style="normal" style:text-underline-type="none" style:text-underline-width="auto"/>
    </style:style>
    <style:style style:parent-style-name="713" style:family="text" style:name="T185">
      <style:text-properties fo:font-style="normal" style:text-underline-type="none" style:text-underline-width="auto"/>
    </style:style>
    <style:style style:parent-style-name="714" style:family="text" style:name="T186">
      <style:text-properties fo:font-style="normal" style:text-underline-type="none" style:text-underline-width="auto"/>
    </style:style>
    <style:style style:parent-style-name="713" style:family="text" style:name="T187">
      <style:text-properties fo:font-style="normal" style:text-underline-type="none" style:text-underline-width="auto"/>
    </style:style>
    <style:style style:parent-style-name="714" style:family="text" style:name="T188">
      <style:text-properties fo:font-style="normal" style:text-underline-type="none" style:text-underline-width="auto"/>
    </style:style>
    <style:style style:family="text" style:name="T189">
      <style:text-properties fo:font-style="normal" style:text-underline-type="none" style:text-underline-width="auto"/>
    </style:style>
    <style:style style:family="text" style:name="T190">
      <style:text-properties fo:font-style="normal" style:text-underline-type="none" style:text-underline-width="auto"/>
    </style:style>
    <style:style style:family="text" style:name="T191">
      <style:text-properties fo:font-style="normal" style:text-underline-type="none" style:text-underline-width="auto"/>
    </style:style>
    <style:style style:family="paragraph" style:name="P69">
      <style:paragraph-properties fo:text-align="left" fo:margin-bottom="0pt"/>
      <style:text-properties fo:font-style="normal"/>
    </style:style>
    <style:style style:parent-style-name="713" style:family="text" style:name="T192">
      <style:text-properties fo:font-style="normal"/>
    </style:style>
    <style:style style:parent-style-name="713" style:family="text" style:name="T193">
      <style:text-properties fo:font-style="normal"/>
    </style:style>
    <style:style style:family="text" style:name="T194">
      <style:text-properties fo:font-style="normal"/>
    </style:style>
    <style:style style:family="table-row" style:name="ro4">
      <style:table-row-properties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70">
      <style:paragraph-properties fo:text-align="left" fo:margin-bottom="0pt"/>
      <style:text-properties fo:font-style="normal" style:text-underline-type="none" style:text-underline-width="auto"/>
    </style:style>
    <style:style style:family="text" style:name="T195">
      <style:text-properties fo:font-style="normal" style:text-underline-type="none" style:text-underline-width="auto"/>
    </style:style>
    <style:style style:family="text" style:name="T196">
      <style:text-properties fo:font-style="normal" style:text-underline-type="none" style:text-underline-width="auto"/>
    </style:style>
    <style:style style:family="text" style:name="T197">
      <style:text-properties fo:font-style="normal" style:text-underline-type="none" style:text-underline-width="auto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71">
      <style:paragraph-properties fo:text-align="left" fo:margin-bottom="0pt"/>
      <style:text-properties fo:font-style="normal" style:text-underline-type="none" style:text-underline-width="auto"/>
    </style:style>
    <style:style style:family="text" style:name="T198">
      <style:text-properties fo:font-style="normal" style:text-underline-type="none" style:text-underline-width="auto"/>
    </style:style>
    <style:style style:family="text" style:name="T199">
      <style:text-properties fo:font-style="normal" style:text-underline-type="none" style:text-underline-width="auto"/>
    </style:style>
    <style:style style:family="text" style:name="T200">
      <style:text-properties fo:font-style="normal" style:text-underline-type="none" style:text-underline-width="auto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72">
      <style:paragraph-properties fo:text-align="left" fo:margin-bottom="0pt"/>
      <style:text-properties fo:font-style="normal" style:text-underline-type="none" style:text-underline-width="auto"/>
    </style:style>
    <style:style style:family="text" style:name="T201">
      <style:text-properties fo:font-style="normal" style:text-underline-type="none" style:text-underline-width="auto"/>
    </style:style>
    <style:style style:family="text" style:name="T202">
      <style:text-properties fo:font-style="normal" style:text-underline-type="none" style:text-underline-width="auto"/>
    </style:style>
    <style:style style:family="text" style:name="T203">
      <style:text-properties fo:font-style="normal" style:text-underline-type="none" style:text-underline-width="auto"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73">
      <style:paragraph-properties fo:text-align="left" fo:margin-bottom="0pt"/>
      <style:text-properties fo:font-style="normal" style:text-underline-type="none" style:text-underline-width="auto"/>
    </style:style>
    <style:style style:family="text" style:name="T204">
      <style:text-properties fo:font-style="normal" style:text-underline-type="none" style:text-underline-width="auto"/>
    </style:style>
    <style:style style:family="text" style:name="T205">
      <style:text-properties fo:font-style="normal" style:text-underline-type="none" style:text-underline-width="auto"/>
    </style:style>
    <style:style style:parent-style-name="714" style:family="text" style:name="T206">
      <style:text-properties fo:font-style="normal" style:text-underline-type="none" style:text-underline-width="auto"/>
    </style:style>
    <style:style style:parent-style-name="713" style:family="text" style:name="T207">
      <style:text-properties fo:font-style="normal" style:text-underline-type="none" style:text-underline-width="auto"/>
    </style:style>
    <style:style style:parent-style-name="713" style:family="text" style:name="T208">
      <style:text-properties fo:font-style="normal" style:text-underline-type="none" style:text-underline-width="auto"/>
    </style:style>
    <style:style style:family="text" style:name="T209">
      <style:text-properties fo:font-style="normal" style:text-underline-type="none" style:text-underline-width="auto"/>
    </style:style>
    <style:style style:family="text" style:name="T210">
      <style:text-properties fo:font-style="normal" style:text-underline-type="none" style:text-underline-width="auto"/>
    </style:style>
    <style:style style:family="text" style:name="T211">
      <style:text-properties fo:font-style="normal" style:text-underline-type="none" style:text-underline-width="auto"/>
    </style:style>
    <style:style style:family="table-row" style:name="ro5">
      <style:table-row-properties/>
    </style:style>
    <style:style style:family="table-cell" style:name="ce18">
      <style:table-cell-properties style:direction="ltr" fo:border="0.01764cm solid #000000" loext:writing-mode="lr-tb" fo:wrap-option="wrap"/>
    </style:style>
    <style:style style:family="paragraph" style:name="P74">
      <style:paragraph-properties fo:text-align="left" fo:margin-bottom="0pt"/>
      <style:text-properties fo:font-style="normal" style:text-underline-type="none" style:text-underline-width="auto"/>
    </style:style>
    <style:style style:family="text" style:name="T212">
      <style:text-properties fo:font-style="normal" style:text-underline-type="none" style:text-underline-width="auto"/>
    </style:style>
    <style:style style:family="text" style:name="T213">
      <style:text-properties fo:font-style="normal" style:text-underline-type="none" style:text-underline-width="auto"/>
    </style:style>
    <style:style style:family="text" style:name="T214">
      <style:text-properties fo:font-style="normal" style:text-underline-type="none" style:text-underline-width="auto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75">
      <style:paragraph-properties fo:text-align="left" fo:margin-bottom="0pt"/>
      <style:text-properties fo:font-style="normal" style:text-underline-type="none" style:text-underline-width="auto"/>
    </style:style>
    <style:style style:family="text" style:name="T215">
      <style:text-properties fo:font-style="normal" style:text-underline-type="none" style:text-underline-width="auto"/>
    </style:style>
    <style:style style:family="text" style:name="T216">
      <style:text-properties fo:font-style="normal" style:text-underline-type="none" style:text-underline-width="auto"/>
    </style:style>
    <style:style style:family="text" style:name="T217">
      <style:text-properties fo:font-style="normal" style:text-underline-type="none" style:text-underline-width="auto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76">
      <style:paragraph-properties fo:text-align="left" fo:margin-bottom="0pt"/>
      <style:text-properties fo:font-style="normal" style:text-underline-type="none" style:text-underline-width="auto"/>
    </style:style>
    <style:style style:family="text" style:name="T218">
      <style:text-properties fo:font-style="normal" style:text-underline-type="none" style:text-underline-width="auto"/>
    </style:style>
    <style:style style:family="text" style:name="T219">
      <style:text-properties fo:font-style="normal" style:text-underline-type="none" style:text-underline-width="auto"/>
    </style:style>
    <style:style style:family="text" style:name="T220">
      <style:text-properties fo:font-style="normal" style:text-underline-type="none" style:text-underline-width="auto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77">
      <style:paragraph-properties fo:text-align="left" fo:margin-bottom="0pt"/>
      <style:text-properties fo:font-style="normal" style:text-underline-type="none" style:text-underline-width="auto"/>
    </style:style>
    <style:style style:family="text" style:name="T221">
      <style:text-properties fo:font-style="normal" style:text-underline-type="none" style:text-underline-width="auto"/>
    </style:style>
    <style:style style:family="text" style:name="T222">
      <style:text-properties fo:font-style="normal" style:text-underline-type="none" style:text-underline-width="auto"/>
    </style:style>
    <style:style style:family="text" style:name="T223">
      <style:text-properties fo:font-style="normal" style:text-underline-type="none" style:text-underline-width="auto"/>
    </style:style>
    <style:style style:family="table-row" style:name="ro6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78">
      <style:paragraph-properties fo:text-align="left" fo:margin-bottom="0pt"/>
      <style:text-properties fo:font-style="normal" style:text-underline-type="none" style:text-underline-width="auto"/>
    </style:style>
    <style:style style:family="text" style:name="T224">
      <style:text-properties fo:font-style="normal" style:text-underline-type="none" style:text-underline-width="auto"/>
    </style:style>
    <style:style style:family="text" style:name="T225">
      <style:text-properties fo:font-style="normal" style:text-underline-type="none" style:text-underline-width="auto"/>
    </style:style>
    <style:style style:family="text" style:name="T226">
      <style:text-properties fo:font-style="normal" style:text-underline-type="none" style:text-underline-width="auto"/>
    </style:style>
    <style:style style:family="table-cell" style:name="ce23">
      <style:table-cell-properties style:direction="ltr" fo:border="0.01764cm solid #000000" loext:writing-mode="lr-tb" fo:wrap-option="wrap"/>
    </style:style>
    <style:style style:family="paragraph" style:name="P79">
      <style:paragraph-properties fo:text-align="left" fo:margin-bottom="0pt"/>
      <style:text-properties fo:font-style="normal" style:text-underline-type="none" style:text-underline-width="auto"/>
    </style:style>
    <style:style style:family="text" style:name="T227">
      <style:text-properties fo:font-style="normal" style:text-underline-type="none" style:text-underline-width="auto"/>
    </style:style>
    <style:style style:family="text" style:name="T228">
      <style:text-properties fo:font-style="normal" style:text-underline-type="none" style:text-underline-width="auto"/>
    </style:style>
    <style:style style:family="text" style:name="T229">
      <style:text-properties fo:font-style="normal" style:text-underline-type="none" style:text-underline-width="auto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80">
      <style:paragraph-properties fo:text-align="left" fo:margin-bottom="0pt"/>
      <style:text-properties fo:font-style="normal" style:text-underline-type="none" style:text-underline-width="auto"/>
    </style:style>
    <style:style style:family="text" style:name="T230">
      <style:text-properties fo:font-style="normal" style:text-underline-type="none" style:text-underline-width="auto"/>
    </style:style>
    <style:style style:family="text" style:name="T231">
      <style:text-properties fo:font-style="normal" style:text-underline-type="none" style:text-underline-width="auto"/>
    </style:style>
    <style:style style:family="text" style:name="T232">
      <style:text-properties fo:font-style="normal" style:text-underline-type="none" style:text-underline-width="auto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81">
      <style:paragraph-properties fo:text-align="left" fo:margin-bottom="0pt"/>
      <style:text-properties fo:font-style="normal" style:text-underline-type="none" style:text-underline-width="auto"/>
    </style:style>
    <style:style style:family="text" style:name="T233">
      <style:text-properties fo:font-style="normal" style:text-underline-type="none" style:text-underline-width="auto"/>
    </style:style>
    <style:style style:family="text" style:name="T234">
      <style:text-properties fo:font-style="normal" style:text-underline-type="none" style:text-underline-width="auto"/>
    </style:style>
    <style:style style:family="text" style:name="T235">
      <style:text-properties fo:font-style="normal" style:text-underline-type="none" style:text-underline-width="auto"/>
    </style:style>
    <style:style style:family="table-row" style:name="ro7">
      <style:table-row-properties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82">
      <style:paragraph-properties fo:text-align="left" fo:margin-bottom="0pt"/>
      <style:text-properties fo:font-style="normal" style:text-underline-type="none" style:text-underline-width="auto"/>
    </style:style>
    <style:style style:family="text" style:name="T236">
      <style:text-properties fo:font-style="normal" style:text-underline-type="none" style:text-underline-width="auto"/>
    </style:style>
    <style:style style:family="text" style:name="T237">
      <style:text-properties fo:font-style="normal" style:text-underline-type="none" style:text-underline-width="auto"/>
    </style:style>
    <style:style style:family="text" style:name="T238">
      <style:text-properties fo:font-style="normal" style:text-underline-type="none" style:text-underline-width="auto"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83">
      <style:paragraph-properties fo:text-align="left" fo:margin-bottom="0pt"/>
      <style:text-properties fo:font-style="normal" style:text-underline-type="none" style:text-underline-width="auto"/>
    </style:style>
    <style:style style:family="text" style:name="T239">
      <style:text-properties fo:font-style="normal" style:text-underline-type="none" style:text-underline-width="auto"/>
    </style:style>
    <style:style style:family="text" style:name="T240">
      <style:text-properties fo:font-style="normal" style:text-underline-type="none" style:text-underline-width="auto"/>
    </style:style>
    <style:style style:family="text" style:name="T241">
      <style:text-properties fo:font-style="normal" style:text-underline-type="none" style:text-underline-width="auto"/>
    </style:style>
    <style:style style:family="table-cell" style:name="ce28">
      <style:table-cell-properties style:direction="ltr" fo:border="0.01764cm solid #000000" loext:writing-mode="lr-tb" fo:wrap-option="wrap"/>
    </style:style>
    <style:style style:family="paragraph" style:name="P84">
      <style:paragraph-properties fo:text-align="left" fo:margin-bottom="0pt"/>
      <style:text-properties fo:font-style="normal" style:text-underline-type="none" style:text-underline-width="auto"/>
    </style:style>
    <style:style style:family="text" style:name="T242">
      <style:text-properties fo:font-style="normal" style:text-underline-type="none" style:text-underline-width="auto"/>
    </style:style>
    <style:style style:family="text" style:name="T243">
      <style:text-properties fo:font-style="normal" style:text-underline-type="none" style:text-underline-width="auto"/>
    </style:style>
    <style:style style:family="text" style:name="T244">
      <style:text-properties fo:font-style="normal" style:text-underline-type="none" style:text-underline-width="auto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85">
      <style:paragraph-properties fo:text-align="left" fo:margin-bottom="0pt"/>
      <style:text-properties fo:font-style="normal" style:text-underline-type="none" style:text-underline-width="auto"/>
    </style:style>
    <style:style style:family="text" style:name="T245">
      <style:text-properties fo:font-style="normal" style:text-underline-type="none" style:text-underline-width="auto"/>
    </style:style>
    <style:style style:family="text" style:name="T246">
      <style:text-properties fo:font-style="normal" style:text-underline-type="none" style:text-underline-width="auto"/>
    </style:style>
    <style:style style:family="text" style:name="T247">
      <style:text-properties fo:font-style="normal" style:text-underline-type="none" style:text-underline-width="auto"/>
    </style:style>
    <style:style style:family="table-row" style:name="ro8">
      <style:table-row-properties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86">
      <style:paragraph-properties fo:text-align="left" fo:margin-bottom="0pt"/>
      <style:text-properties fo:font-style="normal" style:text-underline-type="none" style:text-underline-width="auto"/>
    </style:style>
    <style:style style:family="text" style:name="T248">
      <style:text-properties fo:font-style="normal" style:text-underline-type="none" style:text-underline-width="auto"/>
    </style:style>
    <style:style style:family="text" style:name="T249">
      <style:text-properties fo:font-style="normal" style:text-underline-type="none" style:text-underline-width="auto"/>
    </style:style>
    <style:style style:family="text" style:name="T250">
      <style:text-properties fo:font-style="normal" style:text-underline-type="none" style:text-underline-width="auto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87">
      <style:paragraph-properties fo:text-align="left" fo:margin-bottom="0pt"/>
      <style:text-properties fo:font-style="normal" style:text-underline-type="none" style:text-underline-width="auto"/>
    </style:style>
    <style:style style:family="text" style:name="T251">
      <style:text-properties fo:font-style="normal" style:text-underline-type="none" style:text-underline-width="auto"/>
    </style:style>
    <style:style style:family="text" style:name="T252">
      <style:text-properties fo:font-style="normal" style:text-underline-type="none" style:text-underline-width="auto"/>
    </style:style>
    <style:style style:family="text" style:name="T253">
      <style:text-properties fo:font-style="normal" style:text-underline-type="none" style:text-underline-width="auto"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88">
      <style:paragraph-properties fo:text-align="left" fo:margin-bottom="0pt"/>
      <style:text-properties fo:font-style="normal" style:text-underline-type="none" style:text-underline-width="auto"/>
    </style:style>
    <style:style style:family="text" style:name="T254">
      <style:text-properties fo:font-style="normal" style:text-underline-type="none" style:text-underline-width="auto"/>
    </style:style>
    <style:style style:family="text" style:name="T255">
      <style:text-properties fo:font-style="normal" style:text-underline-type="none" style:text-underline-width="auto"/>
    </style:style>
    <style:style style:family="text" style:name="T256">
      <style:text-properties fo:font-style="normal" style:text-underline-type="none" style:text-underline-width="auto"/>
    </style:style>
    <style:style style:family="table-cell" style:name="ce33">
      <style:table-cell-properties style:direction="ltr" fo:border="0.01764cm solid #000000" loext:writing-mode="lr-tb" fo:wrap-option="wrap"/>
    </style:style>
    <style:style style:family="paragraph" style:name="P89">
      <style:paragraph-properties fo:text-align="left" fo:margin-bottom="0pt"/>
      <style:text-properties fo:font-style="normal" style:text-underline-type="none" style:text-underline-width="auto"/>
    </style:style>
    <style:style style:family="text" style:name="T257">
      <style:text-properties fo:font-style="normal" style:text-underline-type="none" style:text-underline-width="auto"/>
    </style:style>
    <style:style style:family="text" style:name="T258">
      <style:text-properties fo:font-style="normal" style:text-underline-type="none" style:text-underline-width="auto"/>
    </style:style>
    <style:style style:family="text" style:name="T259">
      <style:text-properties fo:font-style="normal" style:text-underline-type="none" style:text-underline-width="auto"/>
    </style:style>
    <style:style style:family="paragraph" style:name="P90">
      <style:paragraph-properties fo:text-align="left" fo:margin-left="-1.498cm" fo:margin-right="0cm" fo:text-indent="0cm" fo:margin-bottom="0pt"/>
      <style:text-properties fo:font-style="normal" style:text-underline-type="none" style:text-underline-width="auto"/>
    </style:style>
    <style:style style:family="text" style:name="T260">
      <style:text-properties fo:font-style="normal" style:text-underline-type="none" style:text-underline-width="auto"/>
    </style:style>
    <style:style style:family="text" style:name="T261">
      <style:text-properties fo:font-style="normal" style:text-underline-type="none" style:text-underline-width="auto"/>
    </style:style>
    <style:style style:family="text" style:name="T262">
      <style:text-properties fo:font-style="normal" style:text-underline-type="none" style:text-underline-width="auto"/>
    </style:style>
  </office:automatic-styles>
  <office:body>
    <office:text text:use-soft-page-breaks="true">
      <text:p text:style-name="P35"><text:span text:style-name="T71">TIPE</text:span><text:span text:style-name="T72"/><text:span text:style-name="T73"/></text:p>
      <text:p text:style-name="P36"><text:span text:style-name="T74"/><text:span text:style-name="T75"/><text:span text:style-name="T76"/></text:p>
      <text:p text:style-name="P37"><text:span text:style-name="T77">Groupe : HATEAU Mathias MPI</text:span><text:span text:style-name="T78"/><text:span text:style-name="T79"/></text:p>
      <text:p text:style-name="P38"><text:span text:style-name="T80">Professeur référent : M.LE BERRE</text:span><text:span text:style-name="T81"/><text:span text:style-name="T82"/></text:p>
      <text:p text:style-name="P39"><text:span text:style-name="T83">Titre : Meilleur stratégie dans un jeu à informations incomplètes</text:span><text:span text:style-name="T84"/><text:span text:style-name="T85"/></text:p>
      <text:p text:style-name="P40"><text:span text:style-name="T86">Motivation : L’étude de stratégies s’adaptant le mieux à l’arrivé de nouvelles informations est utile à la planification à grande échelle. La modélisation informatique permettra de les comparer.</text:span><text:span text:style-name="T87"/><text:span text:style-name="T88"/></text:p>
      <text:p text:style-name="P41"><text:span text:style-name="T89">Ancrage : La transformation de données incomplètes en actions permet de s’octroyer une position avantageuse</text:span><text:span text:style-name="T90"> permettant l’obtention d’objectifs prédéfini.</text:span><text:span text:style-name="T91"/><text:span text:style-name="T92"/></text:p>
      <text:p text:style-name="P42"><text:span text:style-name="T93">Positionnement thématique :</text:span><text:span text:style-name="T94"><text:s/></text:span><text:span text:style-name="T95">INFORMATIQUE</text:span><text:span text:style-name="T96"> PRATIQUE (simulation informatique), </text:span><text:span text:style-name="T97">INFORMATIQUE PRATIQUE (heuristique et méta-heuristique)</text:span><text:span text:style-name="T98">, INFORMATIQUE THEORIQUE (algorithmique)</text:span><text:span text:style-name="T99"/><text:span text:style-name="T100"/></text:p>
      <text:p text:style-name="P43"><text:span text:style-name="T101">Mots clés : </text:span><text:span text:style-name="T102"/><text:span text:style-name="T103"/></text:p>
      <text:p text:style-name="P44"><text:span text:style-name="T104">Français : <text:tab/><text:tab/><text:tab/>Anglais :</text:span><text:span text:style-name="T105"/><text:span text:style-name="T106"/></text:p>
      <text:p text:style-name="P45"><text:span text:style-name="T107">Magic The Gathering<text:tab/><text:tab/>Magic The Gathering</text:span><text:span text:style-name="T108"/><text:span text:style-name="T109"/></text:p>
      <text:p text:style-name="P46"><text:span text:style-name="T110">Stratégie optimal<text:tab/><text:tab/>Optimal strategy</text:span><text:span text:style-name="T111"/><text:span text:style-name="T112"/><text:span text:style-name="T113"/><text:span text:style-name="T114"/><text:span text:style-name="T115"/></text:p>
      <text:p text:style-name="P47"><text:span text:style-name="T116">Jeu à information incomplète<text:s text:c="3"/>Incomplete information game</text:span><text:span text:style-name="T117"/><text:span text:style-name="T118"/></text:p>
      <text:p text:style-name="P48"><text:span text:style-name="T119">Théorie des jeux<text:tab/><text:tab/>Game theory</text:span><text:span text:style-name="T120"/><text:span text:style-name="T121"/></text:p>
      <text:p text:style-name="P49"><text:span text:style-name="T122">Jeux bayésiens<text:tab/><text:tab/><text:tab/>Bayesian games</text:span><text:span text:style-name="T123"/><text:span text:style-name="T124"/></text:p>
      <text:p text:style-name="P50"><text:span text:style-name="T125">Problématique retenue :</text:span><text:span text:style-name="T126"/><text:span text:style-name="T127"/></text:p>
      <text:p text:style-name="P51"><text:span text:style-name="T128">Il s’agit de rechercher et classer un ensemble de stratégie gagnante dans un jeu à information incomplète particulier.</text:span><text:span text:style-name="T129"/><text:span text:style-name="T130"/></text:p>
      <text:p text:style-name="P52"><text:span text:style-name="T131">Objectif du TIPE :</text:span><text:span text:style-name="T132"/><text:span text:style-name="T133"/></text:p>
      <text:list text:style-name="WWNum1" text:continue-numbering="true">
        <text:list-item>
          <text:p text:style-name="P53"><text:span text:style-name="T134">Étudier comment pallier à l’incomplétude de l’information dans un jeu.</text:span><text:span text:style-name="T135"/><text:span text:style-name="T136"/></text:p>
        </text:list-item>
        <text:list-item>
          <text:p text:style-name="P54"><text:span text:style-name="T137">Rechercher des stratégies gagnantes et en évaluer la pertinence.</text:span><text:span text:style-name="T138"/><text:span text:style-name="T139"/></text:p>
        </text:list-item>
        <text:list-item>
          <text:p text:style-name="P55"><text:span text:style-name="T140">Classifier les différentes stratégies.</text:span><text:span text:style-name="T141"/><text:span text:style-name="T142"/></text:p>
        </text:list-item>
      </text:list>
      <text:p text:style-name="P56"><text:span text:style-name="T143">Référence bibliographiques :</text:span><text:span text:style-name="T144"/><text:span text:style-name="T145"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 table:default-cell-style-name="ce1">
          <table:table-cell table:style-name="ce2">
            <text:p text:style-name="P57"><text:span text:style-name="T146">1</text:span><text:span text:style-name="T147"/><text:span text:style-name="T148"/></text:p>
          </table:table-cell>
          <table:table-cell table:style-name="ce3">
            <text:p text:style-name="P58"><text:span text:style-name="T149">Héléne Fargier, Paul Jourdan, Régis Sabbadin</text:span><text:span text:style-name="T150"/><text:span text:style-name="T151"/></text:p>
          </table:table-cell>
          <table:table-cell table:style-name="ce4">
            <text:p text:style-name="P59"><text:span text:style-name="T152">Jeux bayésiens hypergraphiques</text:span><text:span text:style-name="T153"/><text:span text:style-name="T154"/></text:p>
          </table:table-cell>
          <table:table-cell table:style-name="ce5">
            <text:p text:style-name="P60"><text:span text:style-name="T155">RJCIA 2021, pp.38-45 </text:span><text:span text:style-name="T156">passer en publication</text:span><text:span text:style-name="T157"/><text:span text:style-name="T158"/></text:p>
          </table:table-cell>
        </table:table-row>
        <table:table-row table:style-name="ro2" table:default-cell-style-name="ce1">
          <table:table-cell table:style-name="ce6">
            <text:p text:style-name="P61"><text:span text:style-name="T159">2</text:span><text:span text:style-name="T160"/><text:span text:style-name="T161"/></text:p>
          </table:table-cell>
          <table:table-cell table:style-name="ce7">
            <text:p text:style-name="P62"><text:span text:style-name="T162">Wizard of the coast</text:span><text:span text:style-name="T163"/><text:span text:style-name="T164"/></text:p>
          </table:table-cell>
          <table:table-cell table:style-name="ce8">
            <text:p text:style-name="P63"><text:span text:style-name="T165">Database de cartes</text:span><text:span text:style-name="T166"/><text:span text:style-name="T167"/></text:p>
          </table:table-cell>
          <table:table-cell table:style-name="ce9">
            <text:p text:style-name="P64"><text:span text:style-name="T168"/><text:span text:style-name="T169"/><text:a xlink:href="https://gatherer.wizards.com/Pages/Advanced.aspx" xlink:type="simple"><text:span text:style-name="T170"/><text:span text:style-name="T171">https://gatherer.wizards.com/Pages/Advanced.aspx</text:span><text:span text:style-name="T172"/></text:a><text:span text:style-name="T173">, 25/11/2024, 02/12/2024, 09/12/2024 </text:span><text:span text:style-name="T174"/><text:span text:style-name="T175"/></text:p>
          </table:table-cell>
        </table:table-row>
        <table:table-row table:style-name="ro3" table:default-cell-style-name="ce1">
          <table:table-cell table:style-name="ce10">
            <text:p text:style-name="P65"><text:span text:style-name="T176">3</text:span><text:span text:style-name="T177"/><text:span text:style-name="T178"/></text:p>
          </table:table-cell>
          <table:table-cell table:style-name="ce11">
            <text:p text:style-name="P66"><text:span text:style-name="T179">Perkins Miller</text:span><text:span text:style-name="T180"/><text:span text:style-name="T181"/></text:p>
          </table:table-cell>
          <table:table-cell table:style-name="ce12">
            <text:p text:style-name="P67"><text:span text:style-name="T182">Database de mot-clés</text:span><text:span text:style-name="T183"/><text:span text:style-name="T184"/></text:p>
          </table:table-cell>
          <table:table-cell table:style-name="ce13">
            <text:p text:style-name="P68"><text:span text:style-name="T185"/><text:a xlink:href="https://mtg.fandom.com/wiki/Keyword_ability," xlink:type="simple"><text:span text:style-name="T186"/><text:span text:style-name="T187">https://mtg.fandom.com/wiki/Keyword_ability</text:span><text:span text:style-name="T188">,</text:span></text:a><text:span text:style-name="T189"> 10/09/2024</text:span><text:span text:style-name="T190"/><text:span text:style-name="T191"/></text:p>
            <text:p text:style-name="P69"><text:span text:style-name="T192"/><text:span text:style-name="T193"/><text:span text:style-name="T194"/></text:p>
          </table:table-cell>
        </table:table-row>
        <table:table-row table:style-name="ro4" table:default-cell-style-name="ce1">
          <table:table-cell table:style-name="ce14">
            <text:p text:style-name="P70"><text:span text:style-name="T195">4</text:span><text:span text:style-name="T196"/><text:span text:style-name="T197"/></text:p>
          </table:table-cell>
          <table:table-cell table:style-name="ce15">
            <text:p text:style-name="P71"><text:span text:style-name="T198">Wizard of the coast</text:span><text:span text:style-name="T199"/><text:span text:style-name="T200"/></text:p>
          </table:table-cell>
          <table:table-cell table:style-name="ce16">
            <text:p text:style-name="P72"><text:span text:style-name="T201">Déroulé d’une partie</text:span><text:span text:style-name="T202"/><text:span text:style-name="T203"/></text:p>
          </table:table-cell>
          <table:table-cell table:style-name="ce17">
            <text:p text:style-name="P73"><text:span text:style-name="T204"/><text:span text:style-name="T205"/><text:a xlink:href="https://magic.wizards.com/en/how-to-play," xlink:type="simple"><text:span text:style-name="T206"/><text:span text:style-name="T207">https://magic.wizards.com/en/how-to-play</text:span><text:span text:style-name="T208">,</text:span></text:a><text:span text:style-name="T209"> 09/09/2024</text:span><text:span text:style-name="T210"/><text:span text:style-name="T211"/></text:p>
          </table:table-cell>
        </table:table-row>
        <table:table-row table:style-name="ro5" table:default-cell-style-name="ce1">
          <table:table-cell table:style-name="ce18">
            <text:p text:style-name="P74"><text:span text:style-name="T212"/><text:span text:style-name="T213"/><text:span text:style-name="T214"/></text:p>
          </table:table-cell>
          <table:table-cell table:style-name="ce19">
            <text:p text:style-name="P75"><text:span text:style-name="T215"/><text:span text:style-name="T216"/><text:span text:style-name="T217"/></text:p>
          </table:table-cell>
          <table:table-cell table:style-name="ce20">
            <text:p text:style-name="P76"><text:span text:style-name="T218"/><text:span text:style-name="T219"/><text:span text:style-name="T220"/></text:p>
          </table:table-cell>
          <table:table-cell table:style-name="ce21">
            <text:p text:style-name="P77"><text:span text:style-name="T221"/><text:span text:style-name="T222"/><text:span text:style-name="T223"/></text:p>
          </table:table-cell>
        </table:table-row>
        <table:table-row table:style-name="ro6" table:default-cell-style-name="ce1">
          <table:table-cell table:style-name="ce22">
            <text:p text:style-name="P78"><text:span text:style-name="T224"/><text:span text:style-name="T225"/><text:span text:style-name="T226"/></text:p>
          </table:table-cell>
          <table:table-cell table:style-name="ce23">
            <text:p text:style-name="P79"><text:span text:style-name="T227"/><text:span text:style-name="T228"/><text:span text:style-name="T229"/></text:p>
          </table:table-cell>
          <table:table-cell table:style-name="ce24">
            <text:p text:style-name="P80"><text:span text:style-name="T230"/><text:span text:style-name="T231"/><text:span text:style-name="T232"/></text:p>
          </table:table-cell>
          <table:table-cell table:style-name="ce25">
            <text:p text:style-name="P81"><text:span text:style-name="T233"/><text:span text:style-name="T234"/><text:span text:style-name="T235"/></text:p>
          </table:table-cell>
        </table:table-row>
        <table:table-row table:style-name="ro7" table:default-cell-style-name="ce1">
          <table:table-cell table:style-name="ce26">
            <text:p text:style-name="P82"><text:span text:style-name="T236"/><text:span text:style-name="T237"/><text:span text:style-name="T238"/></text:p>
          </table:table-cell>
          <table:table-cell table:style-name="ce27">
            <text:p text:style-name="P83"><text:span text:style-name="T239"/><text:span text:style-name="T240"/><text:span text:style-name="T241"/></text:p>
          </table:table-cell>
          <table:table-cell table:style-name="ce28">
            <text:p text:style-name="P84"><text:span text:style-name="T242"/><text:span text:style-name="T243"/><text:span text:style-name="T244"/></text:p>
          </table:table-cell>
          <table:table-cell table:style-name="ce29">
            <text:p text:style-name="P85"><text:span text:style-name="T245"/><text:span text:style-name="T246"/><text:span text:style-name="T247"/></text:p>
          </table:table-cell>
        </table:table-row>
        <table:table-row table:style-name="ro8" table:default-cell-style-name="ce1">
          <table:table-cell table:style-name="ce30">
            <text:p text:style-name="P86"><text:span text:style-name="T248"/><text:span text:style-name="T249"/><text:span text:style-name="T250"/></text:p>
          </table:table-cell>
          <table:table-cell table:style-name="ce31">
            <text:p text:style-name="P87"><text:span text:style-name="T251"/><text:span text:style-name="T252"/><text:span text:style-name="T253"/></text:p>
          </table:table-cell>
          <table:table-cell table:style-name="ce32">
            <text:p text:style-name="P88"><text:span text:style-name="T254"/><text:span text:style-name="T255"/><text:span text:style-name="T256"/></text:p>
          </table:table-cell>
          <table:table-cell table:style-name="ce33">
            <text:p text:style-name="P89"><text:span text:style-name="T257"/><text:span text:style-name="T258"/><text:span text:style-name="T259"/></text:p>
          </table:table-cell>
        </table:table-row>
      </table:table>
      <text:p text:style-name="P90"><text:span text:style-name="T260"/><text:span text:style-name="T261"/><text:span text:style-name="T26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15%" style:tab-stop-distance="35.4pt" fo:margin-top="0pt" fo:margin-bottom="10pt"/>
      <style:text-properties fo:font-family="Arial" style:font-family-asian="Times New Roman" style:font-family-complex="Arial" fo:font-size="11pt" fo:language="fr" fo:country="FR"/>
    </style:default-style>
    <style:default-style style:family="text">
      <style:text-properties fo:font-family="Arial" style:font-family-asian="Times New Roman" style:font-family-complex="Arial" fo:font-size="11pt" fo:language="fr" fo:country="F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64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display-name="DStyle_text" style:family="text" style:name="665">
      <style:paragraph-properties/>
      <style:text-properties fo:font-family="Arial" style:font-family-complex="Arial" fo:font-size="11pt" fo:language="fr" fo:country="FR"/>
    </style:style>
    <style:style style:parent-style-name="664" style:display-name="DStyle_paragraph" style:family="paragraph" style:name="666">
      <style:paragraph-properties fo:line-height="115%" fo:margin-top="0pt" fo:margin-bottom="10pt"/>
      <style:text-properties fo:font-family="Arial" style:font-family-complex="Arial" fo:font-size="11pt" fo:language="fr" fo:country="FR"/>
    </style:style>
    <style:style style:parent-style-name="664" style:display-name="DStyle_text" style:family="text" style:name="667">
      <style:paragraph-properties/>
      <style:text-properties fo:font-family="Arial" style:font-family-complex="Arial" fo:font-size="11pt" fo:language="fr" fo:country="FR"/>
    </style:style>
    <style:style style:parent-style-name="728" style:display-name="Heading 1" style:family="paragraph" style:name="668">
      <style:paragraph-properties fo:margin-top="18pt" fo:margin-bottom="4pt"/>
      <style:text-properties fo:color="#0f4761" fo:font-family="Arial" style:font-family-complex="Arial" fo:font-size="20pt"/>
    </style:style>
    <style:style style:parent-style-name="728" style:display-name="Heading 2" style:family="paragraph" style:name="669">
      <style:paragraph-properties fo:margin-top="8pt" fo:margin-bottom="4pt"/>
      <style:text-properties fo:color="#0f4761" fo:font-family="Arial" style:font-family-complex="Arial" fo:font-size="16pt"/>
    </style:style>
    <style:style style:parent-style-name="728" style:display-name="Heading 3" style:family="paragraph" style:name="670">
      <style:paragraph-properties fo:margin-top="8pt" fo:margin-bottom="4pt"/>
      <style:text-properties fo:color="#0f4761" fo:font-family="Arial" style:font-family-complex="Arial" fo:font-size="14pt"/>
    </style:style>
    <style:style style:parent-style-name="728" style:display-name="Heading 4" style:family="paragraph" style:name="671">
      <style:paragraph-properties fo:margin-top="4pt" fo:margin-bottom="2pt"/>
      <style:text-properties fo:color="#0f4761" fo:font-family="Arial" style:font-family-complex="Arial" fo:font-style="italic"/>
    </style:style>
    <style:style style:parent-style-name="728" style:display-name="Heading 5" style:family="paragraph" style:name="672">
      <style:paragraph-properties fo:margin-top="4pt" fo:margin-bottom="2pt"/>
      <style:text-properties fo:color="#0f4761" fo:font-family="Arial" style:font-family-complex="Arial"/>
    </style:style>
    <style:style style:parent-style-name="728" style:display-name="Heading 6" style:family="paragraph" style:name="673">
      <style:paragraph-properties fo:margin-top="2pt" fo:margin-bottom="0pt"/>
      <style:text-properties fo:color="#595959" fo:font-family="Arial" style:font-family-complex="Arial" fo:font-style="italic"/>
    </style:style>
    <style:style style:parent-style-name="728" style:display-name="Heading 7" style:family="paragraph" style:name="674">
      <style:paragraph-properties fo:margin-top="2pt" fo:margin-bottom="0pt"/>
      <style:text-properties fo:color="#595959" fo:font-family="Arial" style:font-family-complex="Arial"/>
    </style:style>
    <style:style style:parent-style-name="728" style:display-name="Heading 8" style:family="paragraph" style:name="675">
      <style:paragraph-properties fo:margin-bottom="0pt"/>
      <style:text-properties fo:color="#272727" fo:font-family="Arial" style:font-family-complex="Arial" fo:font-style="italic"/>
    </style:style>
    <style:style style:parent-style-name="728" style:display-name="Heading 9" style:family="paragraph" style:name="676">
      <style:paragraph-properties fo:margin-bottom="0pt"/>
      <style:text-properties fo:color="#272727" fo:font-family="Arial" style:font-family-complex="Arial" fo:font-style="italic"/>
    </style:style>
    <style:style style:class="default" style:display-name="Default Paragraph Font" style:family="text" style:name="677">
      <style:paragraph-properties fo:line-height="115%" fo:margin-top="0pt" fo:margin-bottom="10pt"/>
      <style:text-properties/>
    </style:style>
    <style:style style:parent-style-name="677" style:display-name="Heading 1 Char" style:family="text" style:name="678">
      <style:paragraph-properties/>
      <style:text-properties fo:color="#0f4761" fo:font-family="Arial" style:font-family-complex="Arial" fo:font-size="20pt"/>
    </style:style>
    <style:style style:parent-style-name="677" style:display-name="Heading 2 Char" style:family="text" style:name="679">
      <style:paragraph-properties/>
      <style:text-properties fo:color="#0f4761" fo:font-family="Arial" style:font-family-complex="Arial" fo:font-size="16pt"/>
    </style:style>
    <style:style style:parent-style-name="677" style:display-name="Heading 3 Char" style:family="text" style:name="680">
      <style:paragraph-properties/>
      <style:text-properties fo:color="#0f4761" fo:font-family="Arial" style:font-family-complex="Arial" fo:font-size="14pt"/>
    </style:style>
    <style:style style:parent-style-name="677" style:display-name="Heading 4 Char" style:family="text" style:name="681">
      <style:paragraph-properties/>
      <style:text-properties fo:color="#0f4761" fo:font-family="Arial" style:font-family-complex="Arial" fo:font-style="italic"/>
    </style:style>
    <style:style style:parent-style-name="677" style:display-name="Heading 5 Char" style:family="text" style:name="682">
      <style:paragraph-properties/>
      <style:text-properties fo:color="#0f4761" fo:font-family="Arial" style:font-family-complex="Arial"/>
    </style:style>
    <style:style style:parent-style-name="677" style:display-name="Heading 6 Char" style:family="text" style:name="683">
      <style:paragraph-properties/>
      <style:text-properties fo:color="#595959" fo:font-family="Arial" style:font-family-complex="Arial" fo:font-style="italic"/>
    </style:style>
    <style:style style:parent-style-name="677" style:display-name="Heading 7 Char" style:family="text" style:name="684">
      <style:paragraph-properties/>
      <style:text-properties fo:color="#595959" fo:font-family="Arial" style:font-family-complex="Arial"/>
    </style:style>
    <style:style style:parent-style-name="677" style:display-name="Heading 8 Char" style:family="text" style:name="685">
      <style:paragraph-properties/>
      <style:text-properties fo:color="#272727" fo:font-family="Arial" style:font-family-complex="Arial" fo:font-style="italic"/>
    </style:style>
    <style:style style:parent-style-name="677" style:display-name="Heading 9 Char" style:family="text" style:name="686">
      <style:paragraph-properties/>
      <style:text-properties fo:color="#272727" fo:font-family="Arial" style:font-family-complex="Arial" fo:font-style="italic"/>
    </style:style>
    <style:style style:parent-style-name="728" style:display-name="Title" style:family="paragraph" style:name="687">
      <style:paragraph-properties fo:line-height="100%" fo:margin-bottom="4pt"/>
      <style:text-properties fo:font-family="Arial" style:font-family-complex="Arial" fo:font-size="28pt" fo:letter-spacing="-0.5pt"/>
    </style:style>
    <style:style style:parent-style-name="677" style:display-name="Title Char" style:family="text" style:name="688">
      <style:paragraph-properties/>
      <style:text-properties fo:font-family="Arial" style:font-family-complex="Arial" fo:font-size="28pt" fo:letter-spacing="-0.5pt"/>
    </style:style>
    <style:style style:parent-style-name="728" style:display-name="Subtitle" style:family="paragraph" style:name="689">
      <style:paragraph-properties/>
      <style:text-properties fo:color="#595959" fo:font-size="14pt" fo:letter-spacing="0.75pt"/>
    </style:style>
    <style:style style:parent-style-name="677" style:display-name="Subtitle Char" style:family="text" style:name="690">
      <style:paragraph-properties/>
      <style:text-properties fo:color="#595959" fo:font-size="14pt" fo:letter-spacing="0.75pt"/>
    </style:style>
    <style:style style:parent-style-name="728" style:display-name="Quote" style:family="paragraph" style:name="691">
      <style:paragraph-properties fo:text-align="center" fo:margin-top="8pt"/>
      <style:text-properties fo:color="#404040" fo:font-style="italic"/>
    </style:style>
    <style:style style:parent-style-name="677" style:display-name="Quote Char" style:family="text" style:name="692">
      <style:paragraph-properties/>
      <style:text-properties fo:color="#404040" fo:font-style="italic"/>
    </style:style>
    <style:style style:parent-style-name="677" style:display-name="Intense Emphasis" style:family="text" style:name="693">
      <style:paragraph-properties/>
      <style:text-properties fo:color="#0f4761" fo:font-style="italic"/>
    </style:style>
    <style:style style:parent-style-name="728" style:display-name="Intense Quote" style:family="paragraph" style:name="694">
      <style:paragraph-properties fo:text-align="center" fo:margin-left="1.524cm" fo:margin-right="1.524cm" fo:text-indent="0cm" fo:margin-top="18pt" fo:margin-bottom="18pt" fo:border-top="0.01764cm solid #0F4761" fo:border-bottom="0.01764cm solid #0F4761"/>
      <style:text-properties fo:color="#0f4761" fo:font-style="italic"/>
    </style:style>
    <style:style style:parent-style-name="677" style:display-name="Intense Quote Char" style:family="text" style:name="695">
      <style:paragraph-properties/>
      <style:text-properties fo:color="#0f4761" fo:font-style="italic"/>
    </style:style>
    <style:style style:parent-style-name="677" style:display-name="Intense Reference" style:family="text" style:name="696">
      <style:paragraph-properties/>
      <style:text-properties fo:font-variant="small-caps" fo:color="#0f4761" fo:letter-spacing="0.25pt" fo:font-weight="bold"/>
    </style:style>
    <style:style style:parent-style-name="677" style:display-name="Subtle Emphasis" style:family="text" style:name="697">
      <style:paragraph-properties/>
      <style:text-properties fo:color="#404040" fo:font-style="italic"/>
    </style:style>
    <style:style style:parent-style-name="677" style:display-name="Emphasis" style:family="text" style:name="698">
      <style:paragraph-properties/>
      <style:text-properties fo:font-style="italic"/>
    </style:style>
    <style:style style:parent-style-name="677" style:display-name="Strong" style:family="text" style:name="699">
      <style:paragraph-properties/>
      <style:text-properties fo:font-weight="bold"/>
    </style:style>
    <style:style style:parent-style-name="677" style:display-name="Subtle Reference" style:family="text" style:name="700">
      <style:paragraph-properties/>
      <style:text-properties fo:font-variant="small-caps" fo:color="#5a5a5a"/>
    </style:style>
    <style:style style:parent-style-name="677" style:display-name="Book Title" style:family="text" style:name="701">
      <style:paragraph-properties/>
      <style:text-properties fo:letter-spacing="0.25pt" fo:font-style="italic" fo:font-weight="bold"/>
    </style:style>
    <style:style style:parent-style-name="728" style:display-name="Header" style:family="paragraph" style:name="702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Header Char" style:family="text" style:name="703">
      <style:paragraph-properties/>
    </style:style>
    <style:style style:parent-style-name="728" style:display-name="Footer" style:family="paragraph" style:name="704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77" style:display-name="Footer Char" style:family="text" style:name="705">
      <style:paragraph-properties/>
    </style:style>
    <style:style style:parent-style-name="728" style:display-name="Caption" style:family="paragraph" style:name="706">
      <style:paragraph-properties fo:line-height="100%" fo:margin-bottom="10pt"/>
      <style:text-properties fo:color="#0e2841" fo:font-size="9pt" fo:font-style="italic"/>
    </style:style>
    <style:style style:parent-style-name="728" style:display-name="footnote text" style:family="paragraph" style:name="707">
      <style:paragraph-properties fo:line-height="100%" fo:margin-bottom="0pt"/>
      <style:text-properties fo:font-size="10pt"/>
    </style:style>
    <style:style style:parent-style-name="677" style:display-name="Footnote Text Char" style:family="text" style:name="708">
      <style:paragraph-properties/>
      <style:text-properties fo:font-size="10pt"/>
    </style:style>
    <style:style style:parent-style-name="677" style:display-name="footnote reference" style:family="text" style:name="709">
      <style:paragraph-properties/>
      <style:text-properties style:text-position="super 58%"/>
    </style:style>
    <style:style style:parent-style-name="728" style:display-name="endnote text" style:family="paragraph" style:name="710">
      <style:paragraph-properties fo:line-height="100%" fo:margin-bottom="0pt"/>
      <style:text-properties fo:font-size="10pt"/>
    </style:style>
    <style:style style:parent-style-name="677" style:display-name="Endnote Text Char" style:family="text" style:name="711">
      <style:paragraph-properties/>
      <style:text-properties fo:font-size="10pt"/>
    </style:style>
    <style:style style:parent-style-name="677" style:display-name="endnote reference" style:family="text" style:name="712">
      <style:paragraph-properties/>
      <style:text-properties style:text-position="super 58%"/>
    </style:style>
    <style:style style:parent-style-name="677" style:display-name="Hyperlink" style:family="text" style:name="713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4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64" style:display-name="Internet link" style:family="text" style:name="715">
      <style:paragraph-properties/>
      <style:text-properties fo:color="#0563c1" style:text-underline-type="single" style:text-underline-style="solid" style:text-underline-width="auto" style:text-underline-color="font-color"/>
    </style:style>
    <style:style style:parent-style-name="677" style:display-name="FollowedHyperlink" style:family="text" style:name="716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728" style:display-name="toc 1" style:family="paragraph" style:name="717">
      <style:paragraph-properties fo:margin-bottom="5pt"/>
    </style:style>
    <style:style style:parent-style-name="728" style:display-name="toc 2" style:family="paragraph" style:name="718">
      <style:paragraph-properties fo:margin-left="0.3881cm" fo:margin-right="0cm" fo:text-indent="0cm" fo:margin-bottom="5pt"/>
    </style:style>
    <style:style style:parent-style-name="728" style:display-name="toc 3" style:family="paragraph" style:name="719">
      <style:paragraph-properties fo:margin-left="0.7762cm" fo:margin-right="0cm" fo:text-indent="0cm" fo:margin-bottom="5pt"/>
    </style:style>
    <style:style style:parent-style-name="728" style:display-name="toc 4" style:family="paragraph" style:name="720">
      <style:paragraph-properties fo:margin-left="1.164cm" fo:margin-right="0cm" fo:text-indent="0cm" fo:margin-bottom="5pt"/>
    </style:style>
    <style:style style:parent-style-name="728" style:display-name="toc 5" style:family="paragraph" style:name="721">
      <style:paragraph-properties fo:margin-left="1.552cm" fo:margin-right="0cm" fo:text-indent="0cm" fo:margin-bottom="5pt"/>
    </style:style>
    <style:style style:parent-style-name="728" style:display-name="toc 6" style:family="paragraph" style:name="722">
      <style:paragraph-properties fo:margin-left="1.94cm" fo:margin-right="0cm" fo:text-indent="0cm" fo:margin-bottom="5pt"/>
    </style:style>
    <style:style style:parent-style-name="728" style:display-name="toc 7" style:family="paragraph" style:name="723">
      <style:paragraph-properties fo:margin-left="2.328cm" fo:margin-right="0cm" fo:text-indent="0cm" fo:margin-bottom="5pt"/>
    </style:style>
    <style:style style:parent-style-name="728" style:display-name="toc 8" style:family="paragraph" style:name="724">
      <style:paragraph-properties fo:margin-left="2.717cm" fo:margin-right="0cm" fo:text-indent="0cm" fo:margin-bottom="5pt"/>
    </style:style>
    <style:style style:parent-style-name="728" style:display-name="toc 9" style:family="paragraph" style:name="725">
      <style:paragraph-properties fo:margin-left="3.105cm" fo:margin-right="0cm" fo:text-indent="0cm" fo:margin-bottom="5pt"/>
    </style:style>
    <style:style style:parent-style-name="666" style:display-name="TOC Heading" style:family="paragraph" style:name="726">
      <style:paragraph-properties/>
    </style:style>
    <style:style style:parent-style-name="728" style:display-name="table of figures" style:family="paragraph" style:name="727">
      <style:paragraph-properties fo:margin-bottom="0pt"/>
    </style:style>
    <style:style style:class="default" style:display-name="Normal" style:family="paragraph" style:name="728">
      <style:paragraph-properties fo:line-height="115%" fo:margin-top="0pt" fo:margin-bottom="10pt"/>
      <style:text-properties/>
    </style:style>
    <style:style style:parent-style-name="728" style:display-name="No Spacing" style:family="paragraph" style:name="729">
      <style:paragraph-properties fo:line-height="100%" fo:margin-bottom="0pt"/>
    </style:style>
    <style:style style:parent-style-name="728" style:display-name="List Paragraph" style:family="paragraph" style:name="730">
      <style:paragraph-properties fo:margin-left="1.27cm" fo:margin-right="0cm" fo:text-indent="0cm"/>
      <style:text-properties/>
    </style:style>
    <style:style style:parent-style-name="728" style:display-name="T1" style:family="text" style:name="731">
      <style:paragraph-properties/>
      <style:text-properties fo:font-family="Arial" style:font-family-complex="Arial"/>
    </style:style>
    <style:style style:parent-style-name="728" style:display-name="T2" style:family="text" style:name="732">
      <style:paragraph-properties/>
      <style:text-properties fo:font-family="Courier New" style:font-family-complex="Courier New"/>
    </style:style>
    <style:style style:parent-style-name="728" style:display-name="T3" style:family="text" style:name="733">
      <style:paragraph-properties/>
      <style:text-properties fo:font-family="Wingdings" style:font-family-complex="Wingdings"/>
    </style:style>
    <style:style style:parent-style-name="728" style:display-name="T4" style:family="text" style:name="734">
      <style:paragraph-properties/>
      <style:text-properties fo:font-family="Symbol" style:font-family-complex="Symbol"/>
    </style:style>
    <style:style style:parent-style-name="728" style:display-name="T5" style:family="text" style:name="735">
      <style:paragraph-properties/>
      <style:text-properties fo:font-family="Courier New" style:font-family-complex="Courier New"/>
    </style:style>
    <style:style style:parent-style-name="728" style:display-name="T6" style:family="text" style:name="736">
      <style:paragraph-properties/>
      <style:text-properties fo:font-family="Wingdings" style:font-family-complex="Wingdings"/>
    </style:style>
    <style:style style:parent-style-name="728" style:display-name="T7" style:family="text" style:name="737">
      <style:paragraph-properties/>
      <style:text-properties fo:font-family="Symbol" style:font-family-complex="Symbol"/>
    </style:style>
    <style:style style:parent-style-name="728" style:display-name="T8" style:family="text" style:name="738">
      <style:paragraph-properties/>
      <style:text-properties fo:font-family="Courier New" style:font-family-complex="Courier New"/>
    </style:style>
    <style:style style:parent-style-name="728" style:display-name="T9" style:family="text" style:name="739">
      <style:paragraph-properties/>
      <style:text-properties fo:font-family="Wingdings" style:font-family-complex="Wingdings"/>
    </style:style>
    <style:style style:parent-style-name="728" style:display-name="T10" style:family="text" style:name="740">
      <style:paragraph-properties/>
    </style:style>
    <style:style style:parent-style-name="728" style:display-name="T11" style:family="text" style:name="741">
      <style:paragraph-properties/>
    </style:style>
    <style:style style:parent-style-name="728" style:display-name="T12" style:family="text" style:name="742">
      <style:paragraph-properties/>
    </style:style>
    <style:style style:parent-style-name="728" style:display-name="T13" style:family="text" style:name="743">
      <style:paragraph-properties/>
    </style:style>
    <style:style style:parent-style-name="728" style:display-name="T14" style:family="text" style:name="744">
      <style:paragraph-properties/>
    </style:style>
    <style:style style:parent-style-name="728" style:display-name="T15" style:family="text" style:name="745">
      <style:paragraph-properties/>
    </style:style>
    <style:style style:parent-style-name="728" style:display-name="T16" style:family="text" style:name="746">
      <style:paragraph-properties/>
    </style:style>
    <style:style style:parent-style-name="728" style:display-name="T17" style:family="text" style:name="747">
      <style:paragraph-properties/>
    </style:style>
    <style:style style:parent-style-name="728" style:display-name="T18" style:family="text" style:name="748">
      <style:paragraph-properties/>
    </style:style>
    <style:style style:family="text" style:name="T1">
      <style:text-properties fo:font-family="Arial" style:font-family-complex="Aria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-0.2452cm"/>
        </style:list-level-properties>
        <style:text-properties fo:font-family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1.023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2.293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3.563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4.833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6.103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7.374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8.64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9.914cm"/>
        </style:list-level-properties>
        <style:text-properties fo:font-family="Wingdings" style:font-family-complex="Wingdings"/>
      </text:list-level-style-bullet>
    </text:list-style>
    <text:list-style style:name="WWNum2">
      <text:list-level-style-number text:level="1" text:style-name="T10" style:num-format="1" style:num-suffix=")">
        <style:list-level-properties text:list-level-position-and-space-mode="label-alignment">
          <style:list-level-label-alignment fo:text-indent="-0.635cm" fo:margin-left="-0.2487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1.02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2.29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3.56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4.83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6.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7.37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8.6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9.9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portrait" fo:margin-top="2cm" fo:margin-bottom="1.251cm" fo:margin-left="3.001cm" fo:margin-right="1.499cm"/>
    </style:page-layout>
    <style:page-layout style:name="Mpm2">
      <style:page-layout-properties fo:page-width="21cm" fo:page-height="29.7cm" style:print-orientation="portrait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2.22</meta:generator>
  </office:meta>
</office:document-meta>
</file>